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9/01/2018 V0.8.18</text:p>
      <text:p text:style-name="P3">Ajout</text:p>
      <text:list xml:id="list6452020277137059679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</text:list-item>
      </text:list>
      <text:p text:style-name="P14"/>
      <text:list xml:id="list43411044" text:continue-numbering="true" text:style-name="WWNum4">
        <text:list-header>
          <text:p text:style-name="P9">Bug Fix</text:p>
        </text:list-header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43421331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9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43399441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<text:soft-page-break/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9">Bug Fix</text:p>
        </text:list-item>
        <text:list-item>
          <text:p text:style-name="P6">Correction de fautes d'orthographes</text:p>
        </text:list-item>
        <text:list-item>
          <text:p text:style-name="P6"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43411687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43401775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9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<text:soft-page-break/>03/01/2018 V0.8.13</text:p>
      <text:p text:style-name="P3">Ajout</text:p>
      <text:list xml:id="list43407347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Ajustement de la taille des Listes</text:p>
          <text:p text:style-name="P9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43408894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43397446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43422955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43411585" text:continue-numbering="true" text:style-name="WWNum4">
        <text:list-item>
          <text:p text:style-name="P6">Pikachu peut avoir l'attaque cadeau.</text:p>
        </text:list-item>
        <text:list-item>
          <text:p text:style-name="P6"><text:soft-page-break/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43412831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43396691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43405695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<text:soft-page-break/>Obalie œuf 2 kms</text:p>
        </text:list-item>
        <text:list-item>
          <text:p text:style-name="P6">lovedisc œuf 2 kms</text:p>
        </text:list-item>
        <text:list-item>
          <text:p text:style-name="P6">Confirmation quand on selectionne tout ou qu'on dese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43415508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43405178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43399692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3413894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<text:soft-page-break/>Bug Fix</text:p>
      <text:list xml:id="list43401841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43422424" text:continue-numbering="true" text:style-name="WWNum4">
        <text:list-item>
          <text:p text:style-name="P7">Ajout de filtre dans la partie Liste d'attaque</text:p>
        </text:list-item>
      </text:list>
      <text:p text:style-name="P1">10/12/2017 V0.8.1</text:p>
      <text:p text:style-name="P1">Ajout</text:p>
      <text:list xml:id="list43424928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43417857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43398820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43414942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<text:soft-page-break/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3401335" text:continue-numbering="true" text:style-name="WWNum4">
        <text:list-item>
          <text:p text:style-name="P5">Version mac et linux</text:p>
        </text:list-item>
      </text:list>
      <text:p text:style-name="P1">Bug Fix</text:p>
      <text:list xml:id="list43422281" text:continue-numbering="true" text:style-name="WWNum4">
        <text:list-item>
          <text:p text:style-name="P5"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43411631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3424027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5255495305615273095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3411314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43396680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<text:soft-page-break/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43422246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3422623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43402612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<text:soft-page-break/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3422953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43425945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3406475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3426850" text:continue-numbering="true" text:style-name="WWNum5">
        <text:list-item>
          <text:p text:style-name="P10">Tri par type de Pokémon</text:p>
        </text:list-item>
        <text:list-item>
          <text:p text:style-name="P10"><text:soft-page-break/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43409870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3423605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1652734112355528106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Ajout</text:p>
      <text:list xml:id="list43421359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43414502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3411776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43403556" text:continue-numbering="true" text:style-name="WWNum14">
        <text:list-item>
          <text:p text:style-name="P11"><text:soft-page-break/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3424975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3413048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43409771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43395963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43422854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3396386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43396043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32</meta:editing-cycles>
    <meta:creation-date>2017-11-19T07:24:00</meta:creation-date>
    <dc:date>2018-01-10T23:21:50.63</dc:date>
    <meta:editing-duration>P5DT18H16M31S</meta:editing-duration>
    <meta:generator>OpenOffice/4.1.4$Win32 OpenOffice.org_project/414m5$Build-9788</meta:generator>
    <meta:document-statistic meta:table-count="0" meta:image-count="0" meta:object-count="0" meta:page-count="11" meta:paragraph-count="298" meta:word-count="2327" meta:character-count="127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